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3:43:57.9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3:54:00.363000000</dc:date>
    <meta:editing-duration>P1DT3H27M55S</meta:editing-duration>
    <meta:editing-cycles>537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		
		
		
		'
		' Year
		'
		current_year = Year( sheet.getCellByPosition( 2, current_y ).Value )
		If current_year &lt;&gt; last_year Then
		
			out_file.WriteLine( "####" &amp; " " &amp; "${\sf\color{RubineRed} {" &amp; current_year &amp; "}}$" )
			
			last_year = current_year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0) as new com.sun.star.util.SortField
				sort_field(0).Field = 2
			    sort_field(0).SortAscending = TRUE
			    sort_field(0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